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Courier 10 Pitch1" svg:font-family="'Courier 10 Pitch'" style:font-pitch="fixed"/>
    <style:font-face style:name="Courier 10 Pitch" svg:font-family="'Courier 10 Pitch'" style:font-adornments="Gra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 fo:padding="0.049cm" fo:border="0.06pt solid #000000" style:shadow="non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padding="0.049cm" fo:border="0.06pt solid #000000" style:shadow="#808080 0.18cm 0.18cm"/>
      <style:text-properties style:font-name="Courier 10 Pitch1"/>
    </style:style>
    <style:style style:name="P4" style:family="paragraph" style:parent-style-name="Standard">
      <style:paragraph-properties fo:break-before="page" fo:padding="0.049cm" fo:border="0.06pt solid #000000" style:shadow="#808080 0.18cm 0.18cm"/>
      <style:text-properties style:font-name="Courier 10 Pitch1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2">
      <style:text-properties officeooo:paragraph-rsid="0015daec"/>
    </style:style>
    <style:style style:name="T1" style:family="text">
      <style:text-properties officeooo:rsid="0015da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eu du pendu</text:p>
      <text:p text:style-name="Standard"/>
      <text:p text:style-name="P1">Principe:</text:p>
      <text:p text:style-name="Standard">Un mot connu uniquement du système est à trouver par le joueur.</text:p>
      <text:p text:style-name="Standard">Le système affiche à l'écran des "-" qui correspondent aux lettres à trouver.</text:p>
      <text:p text:style-name="Standard">Le joueur propose une lettre.</text:p>
      <text:p text:style-name="Standard">Pour chaque lettre proposée, le système affiche le mot complété si la lettre fait effectivement partie du mot à trouver.</text:p>
      <text:p text:style-name="Standard">Le joueur propose autant de lettres que nécessaire pour trouver le mot.</text:p>
      <text:p text:style-name="Standard">Une fois le mot trouvé, le système affiche en combien de coups le joueur a trouvé.</text:p>
      <text:p text:style-name="Standard"/>
      <text:p text:style-name="P1">Exemple de partie avec comme mot mystère "bonjour":</text:p>
      <text:p text:style-name="P1"/>
      <text:p text:style-name="P3">-----</text:p>
      <text:p text:style-name="P3"/>
      <text:p text:style-name="P3">Lettres deja proposees :</text:p>
      <text:p text:style-name="P3">donnez une lettre :<text:span text:style-name="Asaisie">a</text:span></text:p>
      <text:p text:style-name="P3"/>
      <text:p text:style-name="P3">---a-</text:p>
      <text:p text:style-name="P3"/>
      <text:p text:style-name="P3">Lettres deja proposees : <text:s/>a</text:p>
      <text:p text:style-name="P3">donnez une lettre :<text:span text:style-name="Asaisie">e</text:span></text:p>
      <text:p text:style-name="P3"/>
      <text:p text:style-name="P3"/>
      <text:p text:style-name="P3"/>
      <text:p text:style-name="P3">/|</text:p>
      <text:p text:style-name="P3"/>
      <text:p text:style-name="P3">---a-</text:p>
      <text:p text:style-name="P3"/>
      <text:p text:style-name="P3">Lettres deja proposees : <text:s/>a e</text:p>
      <text:p text:style-name="P3">donnez une lettre :<text:span text:style-name="Asaisie">i</text:span></text:p>
      <text:p text:style-name="P3"><text:s/>|</text:p>
      <text:p text:style-name="P3"><text:s/>|</text:p>
      <text:p text:style-name="P3"><text:s/>|</text:p>
      <text:p text:style-name="P3"><text:s/>|</text:p>
      <text:p text:style-name="P3"><text:s/>|</text:p>
      <text:p text:style-name="P3">/|</text:p>
      <text:p text:style-name="P3"/>
      <text:p text:style-name="P3">---a-</text:p>
      <text:p text:style-name="P3"/>
      <text:p text:style-name="P3">Lettres deja proposees : <text:s/>a e i</text:p>
      <text:p text:style-name="P3">donnez une lettre :<text:span text:style-name="Asaisie">o</text:span></text:p>
      <text:p text:style-name="P3"><text:s/>|</text:p>
      <text:p text:style-name="P3"><text:s/>|</text:p>
      <text:p text:style-name="P3"><text:s/>|</text:p>
      <text:p text:style-name="P3"><text:s/>|</text:p>
      <text:p text:style-name="P3"><text:s/>|</text:p>
      <text:p text:style-name="P3">/|</text:p>
      <text:p text:style-name="P3"/>
      <text:p text:style-name="P4">-o-a-</text:p>
      <text:p text:style-name="P3">Lettres deja proposees : <text:s/>a e i o</text:p>
      <text:p text:style-name="P3">donnez une lettre :<text:span text:style-name="Asaisie">u</text:span></text:p>
      <text:p text:style-name="P3"><text:s/>|</text:p>
      <text:p text:style-name="P3"><text:s/>|</text:p>
      <text:p text:style-name="P3"><text:s/>|</text:p>
      <text:p text:style-name="P3"><text:s/>|</text:p>
      <text:p text:style-name="P3"><text:s/>|</text:p>
      <text:p text:style-name="P3">/|</text:p>
      <text:p text:style-name="P3"/>
      <text:p text:style-name="P3">-o-au</text:p>
      <text:p text:style-name="P3">Lettres deja proposees : <text:s/>a e i o u</text:p>
      <text:p text:style-name="P3">donnez une lettre :<text:span text:style-name="Asaisie">q</text:span></text:p>
      <text:p text:style-name="P3"><text:s/>_____</text:p>
      <text:p text:style-name="P3"><text:s/>|</text:p>
      <text:p text:style-name="P3"><text:s/>|</text:p>
      <text:p text:style-name="P3"><text:s/>|</text:p>
      <text:p text:style-name="P3"><text:s/>|</text:p>
      <text:p text:style-name="P3">/|</text:p>
      <text:p text:style-name="P3"/>
      <text:p text:style-name="P3">-o-au</text:p>
      <text:p text:style-name="P3">Lettres deja proposees : <text:s/>a e i o u q</text:p>
      <text:p text:style-name="P3">donnez une lettre :<text:span text:style-name="Asaisie">s</text:span></text:p>
      <text:p text:style-name="P3"><text:s/>_____</text:p>
      <text:p text:style-name="P3"><text:s/>| <text:s text:c="2"/>|</text:p>
      <text:p text:style-name="P3"><text:s/>|</text:p>
      <text:p text:style-name="P3"><text:s/>|</text:p>
      <text:p text:style-name="P3"><text:s/>|</text:p>
      <text:p text:style-name="P3">/|</text:p>
      <text:p text:style-name="P3"/>
      <text:p text:style-name="P3">-o-au</text:p>
      <text:p text:style-name="P3">Lettres deja proposees : <text:s/>a e i o u q s</text:p>
      <text:p text:style-name="P3">donnez une lettre :<text:span text:style-name="Asaisie">d</text:span></text:p>
      <text:p text:style-name="P3"><text:s/>_____</text:p>
      <text:p text:style-name="P3"><text:s/>| <text:s text:c="2"/>|</text:p>
      <text:p text:style-name="P3"><text:s/>| <text:s text:c="2"/>O</text:p>
      <text:p text:style-name="P3"><text:s/>|</text:p>
      <text:p text:style-name="P3"><text:s/>|</text:p>
      <text:p text:style-name="P3">/|</text:p>
      <text:p text:style-name="P3"/>
      <text:p text:style-name="P3">-o-au</text:p>
      <text:p text:style-name="P3">Lettres deja proposees : <text:s/>a e i o u q s d</text:p>
      <text:p text:style-name="P3">donnez une lettre :<text:span text:style-name="Asaisie">f</text:span></text:p>
      <text:p text:style-name="P3"><text:s/>_____</text:p>
      <text:p text:style-name="P3"><text:s/>| <text:s text:c="2"/>|</text:p>
      <text:p text:style-name="P3"><text:s/>| <text:s text:c="2"/>O</text:p>
      <text:p text:style-name="P3"><text:s/>| <text:s/>/|\</text:p>
      <text:p text:style-name="P3"><text:s/>|</text:p>
      <text:p text:style-name="P3">/|</text:p>
      <text:p text:style-name="P3"><text:soft-page-break/></text:p>
      <text:p text:style-name="P4">-o-au</text:p>
      <text:p text:style-name="P3">Lettres deja proposees : <text:s/>a e i o u q s d f</text:p>
      <text:p text:style-name="P3">donnez une lettre :<text:span text:style-name="Asaisie">g</text:span></text:p>
      <text:p text:style-name="P3"><text:s/>_____</text:p>
      <text:p text:style-name="P3"><text:s/>| <text:s text:c="2"/>|</text:p>
      <text:p text:style-name="P3"><text:s/>| <text:s text:c="2"/>O</text:p>
      <text:p text:style-name="P3"><text:s/>| <text:s/>/|\</text:p>
      <text:p text:style-name="P3"><text:s/>| <text:s/>/ \</text:p>
      <text:p text:style-name="P3">/|</text:p>
      <text:p text:style-name="P3">Perdu le mot etait noyau</text:p>
      <text:p text:style-name="P3"/>
      <text:p text:style-name="P3"/>
      <text:p text:style-name="Standard"/>
      <text:p text:style-name="Standard">Le programme devra:</text:p>
      <text:list xml:id="list2577947824365629649" text:style-name="L1">
        <text:list-item>
          <text:p text:style-name="P5">Choisir un mot dans une liste de mot de façon aléatoire.</text:p>
        </text:list-item>
        <text:list-item>
          <text:p text:style-name="P5">Redemander une lettre jusqu'à ce que la lettre saisie ne fasse pas partie des lettres déjà proposées.</text:p>
        </text:list-item>
        <text:list-item>
          <text:p text:style-name="P5">Afficher le pendu en fonction du nombre de mauvaises propositions.</text:p>
        </text:list-item>
        <text:list-item>
          <text:p text:style-name="P5">Afficher les lettres déjà proposées.</text:p>
        </text:list-item>
      </text:list>
      <text:p text:style-name="Standard"/>
      <text:p text:style-name="Standard"/>
      <text:p text:style-name="Standard">Codez en langage C, le programme principal et les fonctions permettant de jouer au jeu du pendu.</text:p>
      <text:p text:style-name="Standard"/>
      <text:p text:style-name="Standard">Les fichiers suivants sont fournis et à compléter:</text:p>
      <text:list xml:id="list6190300406396289619" text:style-name="L2">
        <text:list-item>
          <text:p text:style-name="P6">main.c (programme principal).</text:p>
        </text:list-item>
        <text:list-item>
          <text:p text:style-name="P7"><text:span text:style-name="T1">gestionP</text:span>endu.h, <text:span text:style-name="T1">gestionP</text:span>endu.c <text:s/>(bibliothèque de fonctions)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Courier 10 Pitch1" svg:font-family="'Courier 10 Pitch'" style:font-pitch="fixed"/>
    <style:font-face style:name="Courier 10 Pitch" svg:font-family="'Courier 10 Pitch'" style:font-adornments="Gra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aisie" style:family="paragraph" style:parent-style-name="Standard" style:class="text">
      <style:text-properties fo:color="#ff00ff" style:font-name="Courier 10 Pitch" fo:font-family="'Courier 10 Pitch'" style:font-style-name="Gras" style:font-pitch="fixed" fo:font-weight="bold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Asaisie" style:family="text">
      <style:text-properties fo:color="#ff00ff" style:font-name="Courier 10 Pitch" fo:font-family="'Courier 10 Pitch'" style:font-style-name="Gras" style:font-pitch="fixed" fo:font-weight="bold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0-05T15:21:44</meta:creation-date>
    <dc:date>2015-11-02T17:00:34.951717032</dc:date>
    <meta:editing-duration>PT5H33M51S</meta:editing-duration>
    <meta:editing-cycles>21</meta:editing-cycles>
    <meta:generator>LibreOffice/4.3.3.2$Linux_X86_64 LibreOffice_project/430m0$Build-2</meta:generator>
    <meta:document-statistic meta:table-count="0" meta:image-count="0" meta:object-count="0" meta:page-count="4" meta:paragraph-count="98" meta:word-count="378" meta:character-count="1807" meta:non-whitespace-character-count="1469"/>
  </office:meta>
</office:document-meta>
</file>